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203cm" draw:textarea-horizontal-align="center" draw:textarea-vertical-align="middle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width="0.203cm" svg:stroke-color="#000000" draw:fill="none" draw:fill-color="#ffffff" fo:min-height="4.628cm" fo:padding-top="0.226cm" fo:padding-bottom="0.226cm" fo:padding-left="0.351cm" fo:padding-right="0.351cm"/>
    </style:style>
    <style:style style:name="gr9" style:family="graphic" style:parent-style-name="standard">
      <style:graphic-properties svg:stroke-width="0.102cm" draw:marker-start-width="0.152cm" draw:marker-end-width="0.152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0000" draw:marker-start-width="0.152cm" draw:marker-end-width="0.152cm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draw:marker-start-width="0.152cm" draw:marker-end-width="0.152cm" draw:fill="solid" draw:fill-color="#333333" draw:textarea-horizontal-align="justify" draw:textarea-vertical-align="middle" draw:auto-grow-height="fals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-width="0.152cm" draw:marker-end-width="0.152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draw:marker-start-width="0.152cm" draw:marker-end-width="0.152cm" draw:fill="solid" draw:fill-color="#4c4c4c" draw:textarea-horizontal-align="justify" draw:textarea-vertical-align="middle" draw:auto-grow-height="fals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width="0.203cm" svg:stroke-color="#000000" draw:fill="none" draw:fill-color="#ffffff" fo:min-height="1.27cm" fo:padding-top="0.226cm" fo:padding-bottom="0.226cm" fo:padding-left="0.351cm" fo:padding-right="0.351cm"/>
    </style:style>
    <style:style style:name="gr15" style:family="graphic" style:parent-style-name="standard">
      <style:graphic-properties draw:stroke="none" svg:stroke-width="0.203cm" svg:stroke-color="#000000" draw:fill="none" draw:fill-color="#ffffff" fo:min-height="0.635cm" fo:padding-top="0.226cm" fo:padding-bottom="0.226cm" fo:padding-left="0.351cm" fo:padding-right="0.351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.203cm" svg:stroke-color="#000000" draw:fill="none" draw:fill-color="#ffffff" fo:min-height="0.602cm" fo:padding-top="0.226cm" fo:padding-bottom="0.226cm" fo:padding-left="0.351cm" fo:padding-right="0.351cm"/>
    </style:style>
    <style:style style:name="gr19" style:family="graphic" style:parent-style-name="standard">
      <style:graphic-properties draw:stroke="none" svg:stroke-width="0.203cm" svg:stroke-color="#000000" draw:fill="none" draw:fill-color="#ffffff" fo:min-height="1.905cm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.262cm" fo:margin-right="0cm" fo:text-indent="0cm">
        <style:tab-stops>
          <style:tab-stop style:position="0.058cm"/>
        </style:tab-stops>
      </style:paragraph-properties>
      <style:text-properties fo:font-size="12pt" style:font-size-asian="12pt" style:font-size-complex="12pt"/>
    </style:style>
    <style:style style:name="P8" style:family="paragraph">
      <style:text-properties fo:font-size="15pt" fo:font-weight="bold" style:font-size-asian="15pt" style:font-weight-asian="bold" style:font-size-complex="15pt" style:font-weight-complex="bold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family="'Century Schoolbook L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Trebuchet M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family="'Century Schoolbook L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-0.262cm" text:min-label-width="0.262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72cm" svg:y1="6.175cm" svg:x2="6.175cm" svg:y2="6.175cm">
          <text:p/>
        </draw:line>
        <draw:line draw:style-name="gr1" draw:text-style-name="P1" draw:layer="layout" svg:x1="6.175cm" svg:y1="6.175cm" svg:x2="6.175cm" svg:y2="8.715cm">
          <text:p/>
        </draw:line>
        <draw:custom-shape draw:style-name="gr2" draw:text-style-name="P3" draw:layer="layout" svg:width="1.026cm" svg:height="1.693cm" svg:x="1.73cm" svg:y="5.328cm">
          <text:p text:style-name="P2"><text:span text:style-name="T1">J1</text:span></text:p>
          <text:p text:style-name="P2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84cm" svg:height="1.27cm" svg:x="3.098cm" svg:y="5.751cm">
          <text:p text:style-name="P4"><text:span text:style-name="T2">R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68cm" svg:height="1.693cm" svg:x="2.414cm" svg:y="7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25cm" svg:height="1.27cm" svg:x="2.595cm" svg:y="7.668cm">
          <text:p text:style-name="P1"/>
          <text:p text:style-name="P1"/>
          <text:p text:style-name="P1"/>
          <text:p text:style-name="P1"/>
          <text:p text:style-name="P1"><text:span text:style-name="T2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68cm" svg:height="1.693cm" svg:x="4.123cm" svg:y="7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26cm" svg:height="1.27cm" svg:x="4.304cm" svg:y="7.668cm">
          <text:p text:style-name="P1"/>
          <text:p text:style-name="P1"/>
          <text:p text:style-name="P1"/>
          <text:p text:style-name="P1"/>
          <text:p text:style-name="P1"><text:span text:style-name="T2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8.415cm" svg:height="1.153cm" svg:x="1.73cm" svg:y="3.54cm">
          <draw:text-box>
            <text:p text:style-name="P5"><text:span text:style-name="T3">Keyboard Mode</text:span></text:p>
          </draw:text-box>
        </draw:frame>
        <draw:line draw:style-name="gr7" draw:text-style-name="P1" draw:layer="layout" svg:x1="1.73cm" svg:y1="4.693cm" svg:x2="20.145cm" svg:y2="4.693cm">
          <text:p/>
        </draw:line>
        <draw:frame draw:style-name="gr8" draw:text-style-name="P6" draw:layer="layout" svg:width="9.525cm" svg:height="5.193cm" svg:x="6.175cm" svg:y="5.215cm">
          <draw:text-box>
            <text:p text:style-name="P6"><text:span text:style-name="T2">To Enter: </text:span></text:p>
            <text:p text:style-name="P6"><text:span text:style-name="T2"><text:tab/></text:span><text:span text:style-name="T2">Hold down RIGHT for 1</text:span></text:p>
            <text:p text:style-name="P6"><text:span text:style-name="T2"><text:tab/></text:span><text:span text:style-name="T2">second</text:span></text:p>
            <text:p text:style-name="P6"><text:span text:style-name="T2"><text:s text:c="7"/></text:span><text:span text:style-name="T2"><text:tab/></text:span></text:p>
            <text:p text:style-name="P7"><text:span text:style-name="T2">When In Keyboard Mode:</text:span></text:p>
            <text:p text:style-name="P7"><text:span text:style-name="T2"/></text:p>
            <text:p text:style-name="P7"><text:span text:style-name="T2">- LEFT: Backwards through <text:s text:c="3"/></text:span></text:p>
            <text:p text:style-name="P7"><text:span text:style-name="T2"><text:s text:c="13"/></text:span><text:span text:style-name="T2">scales</text:span></text:p>
            <text:p text:style-name="P6"><text:span text:style-name="T2"><text:s/></text:span><text:span text:style-name="T2">- RIGHT: Forward through <text:s text:c="2"/></text:span></text:p>
            <text:p text:style-name="P6"><text:span text:style-name="T2"><text:s text:c="16"/></text:span><text:span text:style-name="T2">scales <text:s text:c="6"/></text:span></text:p>
          </draw:text-box>
        </draw:frame>
        <draw:custom-shape draw:style-name="gr9" draw:text-style-name="P1" draw:layer="layout" svg:width="0.635cm" svg:height="0.635cm" svg:x="9.35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9.351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0.62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1.89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3.16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4.43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4.431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5.7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6.97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8.24cm" svg:y="3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2.525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7cm" svg:height="0.362cm" svg:x="12.525cm" svg:y="5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3.118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7cm" svg:height="0.363cm" svg:x="13.71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4.303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2cm" svg:x="14.896cm" svg:y="5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7cm" svg:height="0.363cm" svg:x="15.488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081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674cm" svg:y="5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6cm" svg:height="0.363cm" svg:x="12.525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7cm" svg:height="0.363cm" svg:x="12.525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6cm" svg:height="0.363cm" svg:x="13.118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7cm" svg:height="0.363cm" svg:x="13.71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4.303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7cm" svg:height="0.363cm" svg:x="15.488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081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674cm" svg:y="6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6cm" svg:height="0.363cm" svg:x="12.525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7cm" svg:height="0.363cm" svg:x="12.525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6cm" svg:height="0.363cm" svg:x="13.118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7cm" svg:height="0.363cm" svg:x="13.71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4.303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7cm" svg:height="0.363cm" svg:x="15.488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081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674cm" svg:y="7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96cm" svg:height="0.362cm" svg:x="12.525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97cm" svg:height="0.363cm" svg:x="12.525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96cm" svg:height="0.362cm" svg:x="13.118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97cm" svg:height="0.362cm" svg:x="13.71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96cm" svg:height="0.362cm" svg:x="14.303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2cm" svg:x="14.896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7cm" svg:height="0.362cm" svg:x="15.488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2cm" svg:x="16.081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2cm" svg:x="16.674cm" svg:y="8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7.62cm" svg:height="1.722cm" svg:x="13.065cm" svg:y="4.876cm">
          <draw:text-box>
            <text:p text:style-name="P8"><text:span text:style-name="T4">Scales</text:span></text:p>
          </draw:text-box>
        </draw:frame>
        <draw:frame draw:style-name="gr15" draw:text-style-name="P6" draw:layer="layout" svg:width="2.445cm" svg:height="1.087cm" svg:x="17.069cm" svg:y="5.733cm">
          <draw:text-box>
            <text:p text:style-name="P6"><text:span text:style-name="T2">C Major</text:span></text:p>
          </draw:text-box>
        </draw:frame>
        <draw:frame draw:style-name="gr15" draw:text-style-name="P6" draw:layer="layout" svg:width="2.445cm" svg:height="1.087cm" svg:x="17.07cm" svg:y="5.734cm">
          <draw:text-box>
            <text:p text:style-name="P6"><text:span text:style-name="T2">C Major</text:span></text:p>
          </draw:text-box>
        </draw:frame>
        <draw:frame draw:style-name="gr15" draw:text-style-name="P9" draw:layer="layout" svg:width="3.71cm" svg:height="1.087cm" svg:x="17.07cm" svg:y="6.424cm">
          <draw:text-box>
            <text:p text:style-name="P9"><text:span text:style-name="T2">C Pentatonic</text:span></text:p>
          </draw:text-box>
        </draw:frame>
        <draw:frame draw:style-name="gr15" draw:text-style-name="P9" draw:layer="layout" svg:width="3.71cm" svg:height="1.087cm" svg:x="17.07cm" svg:y="7.165cm">
          <draw:text-box>
            <text:p text:style-name="P9"><text:span text:style-name="T2">C Blues</text:span></text:p>
          </draw:text-box>
        </draw:frame>
        <draw:frame draw:style-name="gr15" draw:text-style-name="P9" draw:layer="layout" svg:width="3.71cm" svg:height="1.087cm" svg:x="17.07cm" svg:y="7.856cm">
          <draw:text-box>
            <text:p text:style-name="P9"><text:span text:style-name="T2">C Dorian</text:span></text:p>
          </draw:text-box>
        </draw:frame>
        <draw:line draw:style-name="gr1" draw:text-style-name="P1" draw:layer="layout" svg:x1="2.072cm" svg:y1="13.678cm" svg:x2="6.175cm" svg:y2="13.678cm">
          <text:p/>
        </draw:line>
        <draw:line draw:style-name="gr1" draw:text-style-name="P1" draw:layer="layout" svg:x1="6.175cm" svg:y1="13.678cm" svg:x2="6.175cm" svg:y2="16.218cm">
          <text:p/>
        </draw:line>
        <draw:custom-shape draw:style-name="gr2" draw:text-style-name="P3" draw:layer="layout" svg:width="1.026cm" svg:height="1.693cm" svg:x="1.73cm" svg:y="12.831cm">
          <text:p text:style-name="P2"><text:span text:style-name="T1">J1</text:span></text:p>
          <text:p text:style-name="P2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84cm" svg:height="1.27cm" svg:x="3.098cm" svg:y="13.254cm">
          <text:p text:style-name="P4"><text:span text:style-name="T2">R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68cm" svg:height="1.693cm" svg:x="2.414cm" svg:y="14.94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25cm" svg:height="1.27cm" svg:x="2.595cm" svg:y="15.171cm">
          <text:p text:style-name="P1"/>
          <text:p text:style-name="P1"/>
          <text:p text:style-name="P1"/>
          <text:p text:style-name="P1"/>
          <text:p text:style-name="P1"><text:span text:style-name="T2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68cm" svg:height="1.693cm" svg:x="4.123cm" svg:y="14.9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026cm" svg:height="1.27cm" svg:x="4.304cm" svg:y="15.171cm">
          <text:p text:style-name="P1"/>
          <text:p text:style-name="P1"/>
          <text:p text:style-name="P1"/>
          <text:p text:style-name="P1"/>
          <text:p text:style-name="P1"><text:span text:style-name="T2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8.415cm" svg:height="1.153cm" svg:x="1.73cm" svg:y="11.043cm">
          <draw:text-box>
            <text:p text:style-name="P5"><text:span text:style-name="T3">Sequencer Mode</text:span></text:p>
          </draw:text-box>
        </draw:frame>
        <draw:line draw:style-name="gr7" draw:text-style-name="P1" draw:layer="layout" svg:x1="1.73cm" svg:y1="12.196cm" svg:x2="20.145cm" svg:y2="12.196cm">
          <text:p/>
        </draw:line>
        <draw:frame draw:style-name="gr8" draw:text-style-name="P6" draw:layer="layout" svg:width="9.525cm" svg:height="5.667cm" svg:x="6.175cm" svg:y="12.718cm">
          <draw:text-box>
            <text:p text:style-name="P6"><text:span text:style-name="T2">To Enter: </text:span></text:p>
            <text:p text:style-name="P6"><text:span text:style-name="T2"><text:tab/></text:span><text:span text:style-name="T2">Hold down LEFT for 1</text:span></text:p>
            <text:p text:style-name="P6"><text:span text:style-name="T2"><text:tab/></text:span><text:span text:style-name="T2">second</text:span></text:p>
            <text:p text:style-name="P6"><text:span text:style-name="T2"><text:s text:c="7"/></text:span><text:span text:style-name="T2"><text:tab/></text:span></text:p>
            <text:p text:style-name="P7"><text:span text:style-name="T2">When In Sequencer Mode:</text:span></text:p>
            <text:p text:style-name="P7"><text:span text:style-name="T2"/></text:p>
            <text:p text:style-name="P7"><text:span text:style-name="T2">- LEFT: Increase Speed</text:span></text:p>
            <text:p text:style-name="P6"><text:span text:style-name="T2"><text:s/></text:span><text:span text:style-name="T2">- RIGHT: Decrease Speed</text:span></text:p>
            <text:p text:style-name="P6"><text:span text:style-name="T2"><text:s/></text:span><text:span text:style-name="T2">- Press the buttons on</text:span></text:p>
            <text:p text:style-name="P6"><text:span text:style-name="T2"><text:s text:c="4"/></text:span><text:span text:style-name="T2">the bottom row to access </text:span></text:p>
            <text:p text:style-name="P6"><text:span text:style-name="T2"><text:s text:c="4"/></text:span><text:span text:style-name="T2">different sequences. <text:s text:c="2"/></text:span></text:p>
          </draw:text-box>
        </draw:frame>
        <draw:custom-shape draw:style-name="gr9" draw:text-style-name="P1" draw:layer="layout" svg:width="0.635cm" svg:height="0.635cm" svg:x="14.43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4.431cm" svg:y="11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5.7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6.97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635cm" svg:height="0.635cm" svg:x="18.24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9.35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9.351cm" svg:y="1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0.62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1.89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3.16cm" svg:y="11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2.525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7cm" svg:height="0.362cm" svg:x="12.525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3.118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7cm" svg:height="0.363cm" svg:x="13.71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4.303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2cm" svg:x="14.896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7cm" svg:height="0.363cm" svg:x="15.488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081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674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6cm" svg:height="0.363cm" svg:x="12.525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7cm" svg:height="0.363cm" svg:x="12.525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96cm" svg:height="0.363cm" svg:x="13.118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7cm" svg:height="0.363cm" svg:x="13.71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96cm" svg:height="0.363cm" svg:x="14.303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4.896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7cm" svg:height="0.363cm" svg:x="15.488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081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96cm" svg:height="0.363cm" svg:x="16.674cm" svg:y="1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7.62cm" svg:height="1.722cm" svg:x="13.065cm" svg:y="12.379cm">
          <draw:text-box>
            <text:p text:style-name="P8"><text:span text:style-name="T4">Sequences</text:span></text:p>
          </draw:text-box>
        </draw:frame>
        <draw:frame draw:style-name="gr18" draw:text-style-name="P6" draw:layer="layout" svg:width="3.711cm" svg:height="1.054cm" svg:x="17.069cm" svg:y="13.236cm">
          <draw:text-box>
            <text:p text:style-name="P6"><text:span text:style-name="T2">Sequence 1</text:span></text:p>
          </draw:text-box>
        </draw:frame>
        <draw:frame draw:style-name="gr15" draw:text-style-name="P9" draw:layer="layout" svg:width="3.71cm" svg:height="1.401cm" svg:x="17.07cm" svg:y="13.927cm">
          <draw:text-box>
            <text:p text:style-name="P9"><text:span text:style-name="T2">Sequence 2</text:span></text:p>
            <text:p text:style-name="P9"><text:span text:style-name="T2"/></text:p>
          </draw:text-box>
        </draw:frame>
        <draw:frame draw:style-name="gr15" draw:layer="layout" svg:width="3.81cm" svg:height="1.164cm" svg:x="13.795cm" svg:y="14.853cm">
          <draw:text-box>
            <text:p>… etc ...</text:p>
          </draw:text-box>
        </draw:frame>
        <draw:line draw:style-name="gr1" draw:text-style-name="P1" draw:layer="layout" svg:x1="1.977cm" svg:y1="21.299cm" svg:x2="6.08cm" svg:y2="21.299cm">
          <text:p/>
        </draw:line>
        <draw:line draw:style-name="gr1" draw:text-style-name="P1" draw:layer="layout" svg:x1="6.08cm" svg:y1="21.299cm" svg:x2="6.08cm" svg:y2="23.839cm">
          <text:p/>
        </draw:line>
        <draw:custom-shape draw:style-name="gr2" draw:text-style-name="P3" draw:layer="layout" svg:width="1.026cm" svg:height="1.693cm" svg:x="1.635cm" svg:y="20.452cm">
          <text:p text:style-name="P2"><text:span text:style-name="T1">J1</text:span></text:p>
          <text:p text:style-name="P2"><text:span text:style-name="T1">US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84cm" svg:height="1.27cm" svg:x="3.003cm" svg:y="20.875cm">
          <text:p text:style-name="P4"><text:span text:style-name="T2">R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368cm" svg:height="1.693cm" svg:x="2.319cm" svg:y="22.5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025cm" svg:height="1.27cm" svg:x="2.5cm" svg:y="22.792cm">
          <text:p text:style-name="P1"/>
          <text:p text:style-name="P1"/>
          <text:p text:style-name="P1"/>
          <text:p text:style-name="P1"/>
          <text:p text:style-name="P1"><text:span text:style-name="T2">LEF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68cm" svg:height="1.693cm" svg:x="4.028cm" svg:y="22.5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026cm" svg:height="1.27cm" svg:x="4.209cm" svg:y="22.792cm">
          <text:p text:style-name="P1"/>
          <text:p text:style-name="P1"/>
          <text:p text:style-name="P1"/>
          <text:p text:style-name="P1"/>
          <text:p text:style-name="P1"><text:span text:style-name="T2">R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8.415cm" svg:height="1.153cm" svg:x="1.635cm" svg:y="18.664cm">
          <draw:text-box>
            <text:p text:style-name="P5"><text:span text:style-name="T3">Programmer Mode</text:span></text:p>
          </draw:text-box>
        </draw:frame>
        <draw:line draw:style-name="gr7" draw:text-style-name="P1" draw:layer="layout" svg:x1="1.635cm" svg:y1="19.817cm" svg:x2="20.05cm" svg:y2="19.817cm">
          <text:p/>
        </draw:line>
        <draw:frame draw:style-name="gr8" draw:text-style-name="P6" draw:layer="layout" svg:width="9.525cm" svg:height="5.667cm" svg:x="6.175cm" svg:y="20.047cm">
          <draw:text-box>
            <text:p text:style-name="P6"><text:span text:style-name="T2">To Enter or Exit:</text:span></text:p>
            <text:p text:style-name="P6"><text:span text:style-name="T2"><text:tab/></text:span><text:span text:style-name="T2">Hold down LEFT and RIGHT for 1</text:span></text:p>
            <text:p text:style-name="P6"><text:span text:style-name="T2"><text:tab/></text:span><text:span text:style-name="T2">second.</text:span></text:p>
            <text:p text:style-name="P7"><text:span text:style-name="T2">When In Programmer Mode:</text:span></text:p>
            <text:p text:style-name="P7"><text:span text:style-name="T2"><text:tab/></text:span><text:span text:style-name="T2"><text:tab/></text:span><text:span text:style-name="T2">Hold up R10 (the Photodiode) to the </text:span></text:p>
            <text:p text:style-name="P7"><text:span text:style-name="T2"><text:tab/></text:span><text:span text:style-name="T2"><text:tab/></text:span><text:span text:style-name="T2">blinky box on the programming </text:span></text:p>
            <text:p text:style-name="P7"><text:span text:style-name="T2"><text:tab/></text:span><text:span text:style-name="T2"><text:tab/></text:span><text:span text:style-name="T2">website. Wait for light to stop blinking </text:span></text:p>
            <text:p text:style-name="P7"><text:span text:style-name="T2"><text:tab/></text:span><text:span text:style-name="T2"><text:tab/></text:span><text:span text:style-name="T2">then exit .</text:span></text:p>
            <text:p text:style-name="P7"><text:span text:style-name="T2">To Program a Specific Sequence:</text:span></text:p>
            <text:p text:style-name="P7"><text:span text:style-name="T2"><text:tab/></text:span><text:span text:style-name="T2"><text:tab/></text:span><text:span text:style-name="T2">Go into Sequencer Mode, select your </text:span></text:p>
            <text:p text:style-name="P7"><text:span text:style-name="T2"><text:tab/></text:span><text:span text:style-name="T2"><text:tab/></text:span><text:span text:style-name="T2">Sequence then enter Program Mode</text:span></text:p>
          </draw:text-box>
        </draw:frame>
        <draw:custom-shape draw:style-name="gr11" draw:text-style-name="P1" draw:layer="layout" svg:width="0.635cm" svg:height="0.635cm" svg:x="14.335cm" svg:y="1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14.336cm" svg:y="18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15.605cm" svg:y="1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16.875cm" svg:y="1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35cm" svg:height="0.635cm" svg:x="18.145cm" svg:y="1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9.255cm" svg:y="1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9.256cm" svg:y="1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0.525cm" svg:y="1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1.795cm" svg:y="1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5cm" svg:height="0.635cm" svg:x="13.065cm" svg:y="1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0" draw:layer="layout" svg:width="18.415cm" svg:height="2.357cm" svg:x="1.635cm" svg:y="1cm">
          <draw:text-box>
            <text:p text:style-name="P10"><text:span text:style-name="T5">ARTEMIS Synthesizer Usage Guide</text:span></text:p>
            <text:p text:style-name="P10"><text:span text:style-name="T6">Web Programmer Location: </text:span><text:span text:style-name="T6"><text:a xlink:href="http://ohm.bu.edu/~swd/javascript/sine_wave_audio_jq2.html">http://ohm.bu.edu/~swd/javascript/sine_wave_audio_jq2.html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topher Woodall</meta:initial-creator>
    <meta:creation-date>2012-07-23T17:29:23</meta:creation-date>
    <dc:date>2012-07-23T18:05:29</dc:date>
    <dc:creator>Christopher Woodall</dc:creator>
    <meta:editing-duration>PT20M14S</meta:editing-duration>
    <meta:editing-cycles>12</meta:editing-cycles>
    <meta:generator>LibreOffice/3.3$Unix LibreOffice_project/330m19$Build-401</meta:generator>
    <meta:document-statistic meta:object-count="134"/>
  </office:meta>
</office:document-meta>
</file>